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3d41" officeooo:paragraph-rsid="001d3d41"/>
    </style:style>
    <style:style style:name="P2" style:family="paragraph" style:parent-style-name="Standard">
      <style:paragraph-properties fo:text-align="start" style:justify-single-word="false"/>
      <style:text-properties officeooo:rsid="001d3d41" officeooo:paragraph-rsid="001d3d41"/>
    </style:style>
    <style:style style:name="P3" style:family="paragraph" style:parent-style-name="Standard">
      <style:paragraph-properties fo:text-align="start" style:justify-single-word="false"/>
      <style:text-properties officeooo:rsid="001d3d41" officeooo:paragraph-rsid="001dc69d"/>
    </style:style>
    <style:style style:name="P4" style:family="paragraph" style:parent-style-name="Standard">
      <style:paragraph-properties fo:text-align="start" style:justify-single-word="false"/>
      <style:text-properties officeooo:rsid="001dc69d" officeooo:paragraph-rsid="001dc69d"/>
    </style:style>
    <style:style style:name="P5" style:family="paragraph" style:parent-style-name="Standard">
      <style:paragraph-properties fo:text-align="start" style:justify-single-word="false"/>
      <style:text-properties officeooo:rsid="001e7737" officeooo:paragraph-rsid="001e7737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3d41" officeooo:paragraph-rsid="001d3d4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01ceb" officeooo:paragraph-rsid="00201ceb"/>
    </style:style>
    <style:style style:name="P8" style:family="paragraph" style:parent-style-name="Standard">
      <style:paragraph-properties fo:text-align="start" style:justify-single-word="false"/>
      <style:text-properties officeooo:rsid="001dc69d" officeooo:paragraph-rsid="001dc69d"/>
    </style:style>
    <style:style style:name="P9" style:family="paragraph" style:parent-style-name="Standard">
      <style:paragraph-properties fo:text-align="start" style:justify-single-word="false"/>
      <style:text-properties officeooo:rsid="0021f39c" officeooo:paragraph-rsid="0021f39c"/>
    </style:style>
    <style:style style:name="P10" style:family="paragraph" style:parent-style-name="Standard">
      <style:paragraph-properties fo:text-align="start" style:justify-single-word="false"/>
      <style:text-properties officeooo:rsid="0021f39c" officeooo:paragraph-rsid="00222532"/>
    </style:style>
    <style:style style:name="P11" style:family="paragraph" style:parent-style-name="Standard">
      <style:paragraph-properties fo:text-align="start" style:justify-single-word="false"/>
      <style:text-properties officeooo:paragraph-rsid="0021f39c"/>
    </style:style>
    <style:style style:name="T1" style:family="text">
      <style:text-properties officeooo:rsid="001dc69d"/>
    </style:style>
    <style:style style:name="T2" style:family="text">
      <style:text-properties officeooo:rsid="001e7737"/>
    </style:style>
    <style:style style:name="T3" style:family="text">
      <style:text-properties officeooo:rsid="00219c5a"/>
    </style:style>
    <style:style style:name="T4" style:family="text">
      <style:text-properties officeooo:rsid="0021f39c"/>
    </style:style>
    <style:style style:name="T5" style:family="text">
      <style:text-properties officeooo:rsid="002225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KUP COACHING <text:span text:style-name="T5">Mme kramaczyk delphine</text:span></text:p>
      <text:p text:style-name="P1"/>
      <text:p text:style-name="P1"/>
      <text:p text:style-name="P1"/>
      <text:p text:style-name="P7">1. technologie choisie : WORDPRESS voir<text:span text:style-name="T3">e</text:span> symphony</text:p>
      <text:p text:style-name="P7"/>
      <text:p text:style-name="P7"/>
      <text:p text:style-name="P5">2. MAQUETTE ACCUEIL: <text:s/>- navbar top right avec accueil, mes services(coaching indiv, collectif, consulting, formations) réseaux sociaux, témoignages , me contacter (mail num tel), <text:s/></text:p>
      <text:p text:style-name="P2"><text:tab/><text:tab/><text:tab/> <text:s text:c="2"/><text:tab/>- logo top left à définir.</text:p>
      <text:p text:style-name="P2"><text:tab/><text:tab/><text:tab/> <text:s/><text:tab/> - bannière représentant l’activité</text:p>
      <text:p text:style-name="P3"><text:tab/><text:tab/><text:tab/><text:tab/>- son parcours pro<text:span text:style-name="T1">fessionnel </text:span></text:p>
      <text:p text:style-name="P3"><text:tab/><text:tab/><text:tab/><text:tab/><text:tab/></text:p>
      <text:p text:style-name="P2"><text:tab/><text:tab/><text:tab/> <text:s text:c="2"/></text:p>
      <text:p text:style-name="P4">3. MAQUETTE MES SERVICES</text:p>
      <text:p text:style-name="P3"/>
      <text:p text:style-name="P3">- <text:span text:style-name="T1">coaching indiv et collectif</text:span></text:p>
      <text:p text:style-name="P3">- <text:span text:style-name="T1">consulting</text:span></text:p>
      <text:p text:style-name="P3">- <text:span text:style-name="T1">formations</text:span></text:p>
      <text:p text:style-name="P3"/>
      <text:p text:style-name="P4">4. MAQUETTE RÉSEAUX SOCIAUX :</text:p>
      <text:p text:style-name="P3"/>
      <text:p text:style-name="P3">-<text:span text:style-name="T1">menu déroulant dans la navbar contenant les réseaux sociaux avec des liens</text:span></text:p>
      <text:p text:style-name="P3"/>
      <text:p text:style-name="P4"><text:span text:style-name="T2">5. </text:span>MAQUETTE TÉMOIGNAGES :</text:p>
      <text:p text:style-name="P4"/>
      <text:p text:style-name="P4">- les témoignages présenté sous forme de ‘cartes’</text:p>
      <text:p text:style-name="P4">- avec le nom de la personne et son témoignage</text:p>
      <text:p text:style-name="P4"/>
      <text:p text:style-name="P5">6. MAQUETTE ME CONTACTER</text:p>
      <text:p text:style-name="P5"/>
      <text:p text:style-name="P5">- adresse mail</text:p>
      <text:p text:style-name="P5">- numéro de telephone</text:p>
      <text:p text:style-name="P3"><text:tab/> <text:s text:c="2"/></text:p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a xlink:type="simple" xlink:href="https://www.figma.com/file/2EwzkNrLIIljSmKkaY7DgZ/LINKUP-COACHING?node-id=3%3A0" text:style-name="Internet_20_link" text:visited-style-name="Visited_20_Internet_20_Link">https://www.figma.com/file/2EwzkNrLIIljSmKkaY7DgZ/LINKUP-COACHING?node-id=3%3A0</text:a></text:p>
      <text:p text:style-name="P2"/>
      <text:p text:style-name="P2"/>
      <text:p text:style-name="P9">A faire :</text:p>
      <text:p text:style-name="P9"/>
      <text:p text:style-name="P9">- créer la charte graphique.</text:p>
      <text:p text:style-name="P11"><text:span text:style-name="T4"><text:tab/></text:span><text:a xlink:type="simple" xlink:href="https://blog.shanegraphique.com/la-psychologie-des-couleurs-dans-la-cration-de-logo/" text:style-name="Internet_20_link" text:visited-style-name="Visited_20_Internet_20_Link">https://blog.shanegraphique.com/la-psychologie-des-couleurs-dans-la-cration-de-logo/</text:a></text:p>
      <text:p text:style-name="P9"/>
      <text:p text:style-name="P9">- choisir un nom de domaine , voir avec la cliente.</text:p>
      <text:p text:style-name="P9"/>
      <text:p text:style-name="P9">- définir structure bas<text:span text:style-name="T5">e</text:span> de données.</text:p>
      <text:p text:style-name="P9"/>
      <text:p text:style-name="P9">- définir thème en PHP.</text:p>
      <text:p text:style-name="P9"/>
      <text:p text:style-name="P10">- <text:span text:style-name="T5">lui envoyer un mail pour la questionner à propos de la charte graphique , le nom de domaine, et le</text:span></text:p>
      <text:p text:style-name="P10"/>
      <text:p text:style-name="P10"><text:span text:style-name="T5"><text:s/>logo.</text:span></text:p>
      <text:p text:style-name="P9"/>
      <text:p text:style-name="P9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14:42:09.871720061</meta:creation-date>
    <dc:date>2020-12-07T18:35:57.938985403</dc:date>
    <meta:editing-duration>PT40M3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31" meta:word-count="167" meta:character-count="1169" meta:non-whitespace-character-count="987"/>
  </office:meta>
</office:document-meta>
</file>